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110" officeooo:paragraph-rsid="000cf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acesso Github</text:p>
      <text:p text:style-name="P1"/>
      <text:p text:style-name="P1">ghp_FMWNBVlZ6UCZFI2bcSuEwUsmIRI6Vc4A2kW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6:04:45.127901097</meta:creation-date>
    <dc:date>2021-09-26T16:05:43.523518531</dc:date>
    <meta:editing-duration>PT58S</meta:editing-duration>
    <meta:editing-cycles>1</meta:editing-cycles>
    <meta:document-statistic meta:table-count="0" meta:image-count="0" meta:object-count="0" meta:page-count="1" meta:paragraph-count="2" meta:word-count="4" meta:character-count="59" meta:non-whitespace-character-count="57"/>
    <meta:generator>LibreOffice/6.4.7.2$Linux_X86_64 LibreOffice_project/40$Build-2</meta:generator>
  </office:meta>
</office:document-meta>
</file>